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63cm" svg:height="1.483cm" svg:x="2.5cm" svg:y="1.517cm">
          <text:p text:style-name="P1">Pi<text:span text:style-name="T1">n Change Interrup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" draw:id="id2" draw:layer="layout" svg:width="6.5cm" svg:height="2.965cm" svg:x="2cm" svg:y="4.5cm">
          <text:p text:style-name="P1"><text:span text:style-name="T1">Is error 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3" draw:id="id3" draw:layer="layout" svg:width="6.5cm" svg:height="3.07cm" svg:x="2cm" svg:y="8.43cm">
          <text:p text:style-name="P1"><text:span text:style-name="T1">Is 'D' press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" draw:id="id4" draw:layer="layout" svg:width="6.5cm" svg:height="2.966cm" svg:x="2cm" svg:y="12.534cm">
          <text:p text:style-name="P1"><text:span text:style-name="T1">Does </text:span></text:p>
          <text:p text:style-name="P1"><text:span text:style-name="T1">clear_error = 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5" draw:id="id5" draw:layer="layout" svg:width="3.5cm" svg:height="1.112cm" svg:x="3.5cm" svg:y="19.388cm">
          <text:p text:style-name="P1"><text:span text:style-name="T1">Error = 0</text:span></text:p>
          <draw:enhanced-geometry svg:viewBox="0 0 21600 21600" draw:mirror-horizontal="true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4.5cm" svg:height="1.482cm" svg:x="3cm" svg:y="17cm">
          <text:p text:style-name="P1"><text:span text:style-name="T1">Set</text:span></text:p>
          <text:p text:style-name="P1"><text:span text:style-name="T1">Clear_error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4.372cm" svg:height="1.983cm" svg:x="9.5cm" svg:y="9.017cm">
          <text:p text:style-name="P1"><text:span text:style-name="T1">Set</text:span></text:p>
          <text:p text:style-name="P1"><text:span text:style-name="T1">Clear_error =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5.282cm" svg:y1="3cm" svg:x2="5.25cm" svg:y2="4.5cm" draw:start-shape="id1" draw:start-glue-point="6" draw:end-shape="id2" draw:end-glue-point="4" svg:d="m5282 3000-32 1500">
          <text:p/>
        </draw:connector>
        <draw:connector draw:style-name="gr2" draw:text-style-name="P1" draw:layer="layout" draw:type="line" svg:x1="5.25cm" svg:y1="7.465cm" svg:x2="5.25cm" svg:y2="8.43cm" draw:start-shape="id2" draw:start-glue-point="6" draw:end-shape="id3" draw:end-glue-point="4" svg:d="m5250 7465v965">
          <text:p/>
        </draw:connector>
        <draw:connector draw:style-name="gr2" draw:text-style-name="P1" draw:layer="layout" draw:type="line" svg:x1="5.25cm" svg:y1="11.5cm" svg:x2="5.25cm" svg:y2="12.534cm" draw:start-shape="id3" draw:start-glue-point="6" draw:end-shape="id4" draw:end-glue-point="4" svg:d="m5250 11500v1034">
          <text:p/>
        </draw:connector>
        <draw:connector draw:style-name="gr2" draw:text-style-name="P1" draw:layer="layout" draw:type="line" svg:x1="5.251cm" svg:y1="20.5cm" svg:x2="5.278cm" svg:y2="22.349cm" draw:start-shape="id5" draw:start-glue-point="6" draw:end-shape="id6" draw:end-glue-point="4" svg:d="m5251 20500 27 1849">
          <text:p/>
        </draw:connector>
        <draw:connector draw:style-name="gr2" draw:text-style-name="P1" draw:layer="layout" draw:type="line" svg:x1="9.5cm" svg:y1="10.009cm" svg:x2="9.5cm" svg:y2="10.009cm" draw:start-shape="id7" draw:start-glue-point="5" draw:end-shape="id7" draw:end-glue-point="5" svg:d="">
          <text:p/>
        </draw:connector>
        <draw:connector draw:style-name="gr2" draw:text-style-name="P1" draw:layer="layout" draw:line-skew="5.498cm 6.593cm" svg:x1="8.5cm" svg:y1="5.983cm" svg:x2="5.278cm" svg:y2="22.349cm" draw:start-shape="id2" draw:start-glue-point="7" draw:end-shape="id6" draw:end-glue-point="4" svg:d="m8500 5983h6000v15517h-9222v849">
          <text:p/>
        </draw:connector>
        <draw:connector draw:style-name="gr2" draw:text-style-name="P1" draw:layer="layout" draw:line-skew="0.126cm 4.826cm" svg:x1="13.872cm" svg:y1="10.009cm" svg:x2="5.278cm" svg:y2="22.349cm" draw:start-shape="id7" draw:start-glue-point="7" draw:end-shape="id6" draw:end-glue-point="4" svg:d="m13872 10009h628v11491h-9222v849">
          <text:p/>
        </draw:connector>
        <draw:custom-shape draw:style-name="gr1" draw:text-style-name="P2" draw:layer="layout" svg:width="4cm" svg:height="2.108cm" svg:x="15cm" svg:y="2.5cm">
          <text:p text:style-name="P1"><text:span text:style-name="T2">Clear_erro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4cm" svg:height="2cm" svg:x="15cm" svg:y="11cm">
          <text:p text:style-name="P1">Manual Dril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4.04cm" svg:height="1.9cm" svg:x="14.96cm" svg:y="8.5cm">
          <text:p text:style-name="P1">Manual_x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4.04cm" svg:height="2cm" svg:x="15cm" svg:y="5.5cm">
          <text:p text:style-name="P1">Manual_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6" draw:id="id6" draw:layer="layout" svg:width="5.445cm" svg:height="2.151cm" svg:x="2.555cm" svg:y="22.349cm">
          <text:p text:style-name="P1"><text:span text:style-name="T1">Is 'D' press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0" draw:id="id10" draw:layer="layout" svg:width="4.359cm" svg:height="1.075cm" svg:x="10.141cm" svg:y="22.925cm">
          <text:p text:style-name="P1"><text:span text:style-name="T1">Set drill =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6.539cm" svg:height="0.807cm" svg:x="2cm" svg:y="25.193cm">
          <text:p text:style-name="P1">S<text:span text:style-name="T1">et manual drill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5.278cm" svg:y1="24.5cm" svg:x2="5.27cm" svg:y2="25.193cm" draw:start-shape="id6" draw:start-glue-point="6" draw:end-shape="id8" draw:end-glue-point="4" svg:d="m5278 24500-8 693">
          <text:p/>
        </draw:connector>
        <draw:connector draw:style-name="gr2" draw:text-style-name="P1" draw:layer="layout" draw:type="line" svg:x1="5.27cm" svg:y1="26cm" svg:x2="5.25cm" svg:y2="27.2cm" draw:start-shape="id8" draw:start-glue-point="6" draw:end-shape="id9" draw:end-glue-point="4" svg:d="m5270 26000-20 1200">
          <text:p/>
        </draw:connector>
        <draw:connector draw:style-name="gr2" draw:text-style-name="P1" draw:layer="layout" draw:type="line" svg:x1="8cm" svg:y1="23.425cm" svg:x2="10.141cm" svg:y2="23.463cm" draw:start-shape="id6" draw:start-glue-point="7" draw:end-shape="id10" draw:end-glue-point="5" svg:d="m8000 23425 2141 38">
          <text:p/>
        </draw:connector>
        <draw:connector draw:style-name="gr2" draw:text-style-name="P1" draw:layer="layout" draw:type="line" svg:x1="8.5cm" svg:y1="9.965cm" svg:x2="9.5cm" svg:y2="10.008cm" draw:start-shape="id3" draw:start-glue-point="7" draw:end-shape="id7" svg:d="m8500 9965 1000 43">
          <text:p/>
        </draw:connector>
        <draw:connector draw:style-name="gr2" draw:text-style-name="P1" draw:layer="layout" draw:type="line" svg:x1="5.25cm" svg:y1="15.5cm" svg:x2="5.25cm" svg:y2="17cm" draw:start-shape="id4" draw:start-glue-point="6" draw:end-shape="id11" draw:end-glue-point="4" svg:d="m5250 15500v1500">
          <text:p/>
        </draw:connector>
        <draw:connector draw:style-name="gr2" draw:text-style-name="P1" draw:layer="layout" draw:type="line" svg:x1="5.25cm" svg:y1="18.482cm" svg:x2="5.251cm" svg:y2="19.388cm" draw:start-shape="id11" draw:start-glue-point="6" draw:end-shape="id5" draw:end-glue-point="4" svg:d="m5250 18482 1 906">
          <text:p/>
        </draw:connector>
        <draw:custom-shape draw:style-name="gr1" draw:text-style-name="P1" xml:id="id9" draw:id="id9" draw:layer="layout" svg:width="3.5cm" svg:height="1.5cm" svg:x="3.5cm" svg:y="27.2cm">
          <text:p text:style-name="P1">A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3" draw:text-style-name="P3" draw:layer="layout" svg:width="2cm" svg:height="1cm" svg:x="3.5cm" svg:y="7.5cm">
          <draw:text-box>
            <text:p><text:span text:style-name="T1">YES</text:span></text:p>
          </draw:text-box>
        </draw:frame>
        <draw:frame draw:style-name="gr4" draw:text-style-name="P3" draw:layer="layout" svg:width="2cm" svg:height="1.25cm" svg:x="8.5cm" svg:y="5cm">
          <draw:text-box>
            <text:p><text:span text:style-name="T1">NO</text:span></text:p>
          </draw:text-box>
        </draw:frame>
        <draw:frame draw:style-name="gr5" draw:text-style-name="P3" draw:layer="layout" svg:width="1.488cm" svg:height="1cm" svg:x="8cm" svg:y="9cm">
          <draw:text-box>
            <text:p><text:span text:style-name="T1">YES</text:span></text:p>
          </draw:text-box>
        </draw:frame>
        <draw:frame draw:style-name="gr3" draw:text-style-name="P3" draw:layer="layout" svg:width="1.5cm" svg:height="1cm" svg:x="4cm" svg:y="11.5cm">
          <draw:text-box>
            <text:p><text:span text:style-name="T1">NO</text:span></text:p>
          </draw:text-box>
        </draw:frame>
        <draw:frame draw:style-name="gr5" draw:text-style-name="P3" draw:layer="layout" svg:width="1.488cm" svg:height="1cm" svg:x="5.5cm" svg:y="15.5cm">
          <draw:text-box>
            <text:p><text:span text:style-name="T1">YES</text:span></text:p>
          </draw:text-box>
        </draw:frame>
        <draw:connector draw:style-name="gr2" draw:text-style-name="P1" draw:layer="layout" draw:line-skew="5.498cm 2.575cm" svg:x1="8.5cm" svg:y1="14.017cm" svg:x2="5.278cm" svg:y2="22.349cm" draw:start-shape="id4" draw:start-glue-point="7" draw:end-shape="id6" draw:end-glue-point="4" svg:d="m8500 14017h6000v7483h-9222v849">
          <text:p/>
        </draw:connector>
        <draw:frame draw:style-name="gr5" draw:text-style-name="P3" draw:layer="layout" svg:width="1.488cm" svg:height="1cm" svg:x="8cm" svg:y="22.5cm">
          <draw:text-box>
            <text:p><text:span text:style-name="T1">YES</text:span></text:p>
          </draw:text-box>
        </draw:frame>
        <draw:frame draw:style-name="gr3" draw:text-style-name="P3" draw:layer="layout" svg:width="1.5cm" svg:height="1cm" svg:x="3.5cm" svg:y="24.5cm">
          <draw:text-box>
            <text:p><text:span text:style-name="T1">NO</text:span></text:p>
          </draw:text-box>
        </draw:frame>
        <draw:connector draw:style-name="gr2" draw:text-style-name="P1" draw:layer="layout" draw:line-skew="0.612cm" svg:x1="12.321cm" svg:y1="24cm" svg:x2="5.25cm" svg:y2="27.2cm" draw:start-shape="id10" draw:start-glue-point="6" draw:end-shape="id9" draw:end-glue-point="4" svg:d="m12321 24000v2212h-7071v9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3-07T15:42:30</meta:creation-date>
    <dc:date>2012-04-03T20:48:46</dc:date>
    <meta:editing-duration>PT2H49M15S</meta:editing-duration>
    <meta:editing-cycles>7</meta:editing-cycles>
    <meta:generator>LibreOffice/3.3$Linux LibreOffice_project/330m19$Build-301</meta:generator>
    <meta:print-date>2012-04-03T19:38:25</meta:print-date>
    <meta:document-statistic meta:object-count="37"/>
  </office:meta>
</office:document-meta>
</file>